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264368" calcext:value-type="float">
            <text:p>277.2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361904" calcext:value-type="float">
            <text:p>277.3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404576" calcext:value-type="float">
            <text:p>277.4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447248" calcext:value-type="float">
            <text:p>277.4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517352" calcext:value-type="float">
            <text:p>277.5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599648" calcext:value-type="float">
            <text:p>277.5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0328" calcext:value-type="float">
            <text:p>277.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39856" calcext:value-type="float">
            <text:p>277.7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88624" calcext:value-type="float">
            <text:p>277.7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58728" calcext:value-type="float">
            <text:p>277.8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95304" calcext:value-type="float">
            <text:p>277.8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80064" calcext:value-type="float">
            <text:p>277.8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73968" calcext:value-type="float">
            <text:p>277.8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77016" calcext:value-type="float">
            <text:p>277.8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73968" calcext:value-type="float">
            <text:p>277.8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52632" calcext:value-type="float">
            <text:p>277.8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16056" calcext:value-type="float">
            <text:p>277.8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91672" calcext:value-type="float">
            <text:p>277.7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91672" calcext:value-type="float">
            <text:p>277.7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70336" calcext:value-type="float">
            <text:p>277.7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12424" calcext:value-type="float">
            <text:p>277.7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00232" calcext:value-type="float">
            <text:p>277.7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24616" calcext:value-type="float">
            <text:p>277.7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09376" calcext:value-type="float">
            <text:p>277.7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64916" calcext:value-type="float">
            <text:p>286.6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905448" calcext:value-type="float">
            <text:p>285.9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052008" calcext:value-type="float">
            <text:p>285.0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430216" calcext:value-type="float">
            <text:p>284.4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582872" calcext:value-type="float">
            <text:p>283.5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99156" calcext:value-type="float">
            <text:p>282.9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086304" calcext:value-type="float">
            <text:p>282.0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123136" calcext:value-type="float">
            <text:p>281.1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29408" calcext:value-type="float">
            <text:p>280.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01976" calcext:value-type="float">
            <text:p>280.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559512" calcext:value-type="float">
            <text:p>279.5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053544" calcext:value-type="float">
            <text:p>279.0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410416" calcext:value-type="float">
            <text:p>278.4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569168" calcext:value-type="float">
            <text:p>277.5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75392" calcext:value-type="float">
            <text:p>277.0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0.858936" calcext:value-type="float">
            <text:p>300.8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0.474888" calcext:value-type="float">
            <text:p>300.4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0.206664" calcext:value-type="float">
            <text:p>300.2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0.035976" calcext:value-type="float">
            <text:p>300.0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853096" calcext:value-type="float">
            <text:p>299.8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62368" calcext:value-type="float">
            <text:p>299.3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76496" calcext:value-type="float">
            <text:p>298.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265088" calcext:value-type="float">
            <text:p>298.2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938952" calcext:value-type="float">
            <text:p>297.9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661584" calcext:value-type="float">
            <text:p>297.6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42384" calcext:value-type="float">
            <text:p>297.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07332" calcext:value-type="float">
            <text:p>297.0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576496" calcext:value-type="float">
            <text:p>296.5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049192" calcext:value-type="float">
            <text:p>296.0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509696" calcext:value-type="float">
            <text:p>295.5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951912" calcext:value-type="float">
            <text:p>294.9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366696" calcext:value-type="float">
            <text:p>294.3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952168" calcext:value-type="float">
            <text:p>293.9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70584" calcext:value-type="float">
            <text:p>293.4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2804" calcext:value-type="float">
            <text:p>292.9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21488" calcext:value-type="float">
            <text:p>292.3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29592" calcext:value-type="float">
            <text:p>291.6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959032" calcext:value-type="float">
            <text:p>290.9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48848" calcext:value-type="float">
            <text:p>290.2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47808" calcext:value-type="float">
            <text:p>289.5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18752" calcext:value-type="float">
            <text:p>288.7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871408" calcext:value-type="float">
            <text:p>287.8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200848" calcext:value-type="float">
            <text:p>287.2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6.508952" calcext:value-type="float">
            <text:p>286.5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823152" calcext:value-type="float">
            <text:p>285.8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5.15564" calcext:value-type="float">
            <text:p>285.1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62224" calcext:value-type="float">
            <text:p>284.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061408" calcext:value-type="float">
            <text:p>284.0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396944" calcext:value-type="float">
            <text:p>283.3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848304" calcext:value-type="float">
            <text:p>282.8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263088" calcext:value-type="float">
            <text:p>282.2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778456" calcext:value-type="float">
            <text:p>281.7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278584" calcext:value-type="float">
            <text:p>281.2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75128" calcext:value-type="float">
            <text:p>280.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0.287984" calcext:value-type="float">
            <text:p>280.2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891744" calcext:value-type="float">
            <text:p>279.8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705816" calcext:value-type="float">
            <text:p>279.7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9.28824" calcext:value-type="float">
            <text:p>279.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901144" calcext:value-type="float">
            <text:p>278.9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599392" calcext:value-type="float">
            <text:p>278.5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3586" calcext:value-type="float">
            <text:p>278.3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32464" calcext:value-type="float">
            <text:p>278.0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593552" calcext:value-type="float">
            <text:p>277.5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11384" calcext:value-type="float">
            <text:p>277.0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386544" calcext:value-type="float">
            <text:p>276.3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807424" calcext:value-type="float">
            <text:p>275.8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34984" calcext:value-type="float">
            <text:p>275.3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69224" calcext:value-type="float">
            <text:p>274.9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76032" calcext:value-type="float">
            <text:p>274.5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85304" calcext:value-type="float">
            <text:p>274.0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61632" calcext:value-type="float">
            <text:p>273.6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98336" calcext:value-type="float">
            <text:p>273.1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66104" calcext:value-type="float">
            <text:p>272.8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82712" calcext:value-type="float">
            <text:p>274.6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67472" calcext:value-type="float">
            <text:p>274.6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43088" calcext:value-type="float">
            <text:p>274.6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18704" calcext:value-type="float">
            <text:p>274.6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03464" calcext:value-type="float">
            <text:p>274.6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88224" calcext:value-type="float">
            <text:p>274.5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6384" calcext:value-type="float">
            <text:p>274.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45552" calcext:value-type="float">
            <text:p>274.5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30312" calcext:value-type="float">
            <text:p>274.5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15072" calcext:value-type="float">
            <text:p>274.5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99832" calcext:value-type="float">
            <text:p>274.4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84592" calcext:value-type="float">
            <text:p>274.4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38872" calcext:value-type="float">
            <text:p>274.4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87056" calcext:value-type="float">
            <text:p>274.3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38288" calcext:value-type="float">
            <text:p>274.3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86472" calcext:value-type="float">
            <text:p>274.2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25512" calcext:value-type="float">
            <text:p>274.2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64552" calcext:value-type="float">
            <text:p>274.1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24928" calcext:value-type="float">
            <text:p>274.1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82256" calcext:value-type="float">
            <text:p>274.0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3044" calcext:value-type="float">
            <text:p>274.0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78624" calcext:value-type="float">
            <text:p>273.9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29856" calcext:value-type="float">
            <text:p>273.9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87184" calcext:value-type="float">
            <text:p>273.8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50608" calcext:value-type="float">
            <text:p>273.8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04888" calcext:value-type="float">
            <text:p>273.8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59168" calcext:value-type="float">
            <text:p>273.7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22592" calcext:value-type="float">
            <text:p>273.7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89064" calcext:value-type="float">
            <text:p>273.6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55536" calcext:value-type="float">
            <text:p>273.6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1896" calcext:value-type="float">
            <text:p>273.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7324" calcext:value-type="float">
            <text:p>273.5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39712" calcext:value-type="float">
            <text:p>273.5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06184" calcext:value-type="float">
            <text:p>273.5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818" calcext:value-type="float">
            <text:p>273.4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5132" calcext:value-type="float">
            <text:p>273.4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23888" calcext:value-type="float">
            <text:p>273.4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96456" calcext:value-type="float">
            <text:p>273.3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72072" calcext:value-type="float">
            <text:p>273.3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62928" calcext:value-type="float">
            <text:p>273.3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65976" calcext:value-type="float">
            <text:p>273.3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65976" calcext:value-type="float">
            <text:p>273.3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69024" calcext:value-type="float">
            <text:p>273.3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69024" calcext:value-type="float">
            <text:p>273.3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78168" calcext:value-type="float">
            <text:p>273.3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84264" calcext:value-type="float">
            <text:p>273.3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9036" calcext:value-type="float">
            <text:p>273.3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99504" calcext:value-type="float">
            <text:p>273.3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11696" calcext:value-type="float">
            <text:p>273.4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23888" calcext:value-type="float">
            <text:p>273.4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3608" calcext:value-type="float">
            <text:p>273.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39128" calcext:value-type="float">
            <text:p>273.4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14744" calcext:value-type="float">
            <text:p>273.4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78168" calcext:value-type="float">
            <text:p>273.3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26352" calcext:value-type="float">
            <text:p>273.3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6844" calcext:value-type="float">
            <text:p>273.2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04432" calcext:value-type="float">
            <text:p>273.2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43472" calcext:value-type="float">
            <text:p>273.1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82512" calcext:value-type="float">
            <text:p>273.0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246" calcext:value-type="float">
            <text:p>273.0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7888" calcext:value-type="float">
            <text:p>272.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60592" calcext:value-type="float">
            <text:p>272.9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66688" calcext:value-type="float">
            <text:p>272.9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81928" calcext:value-type="float">
            <text:p>272.9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88024" calcext:value-type="float">
            <text:p>272.9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97168" calcext:value-type="float">
            <text:p>272.9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03264" calcext:value-type="float">
            <text:p>273.0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12408" calcext:value-type="float">
            <text:p>273.0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15456" calcext:value-type="float">
            <text:p>273.0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06312" calcext:value-type="float">
            <text:p>273.0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03264" calcext:value-type="float">
            <text:p>273.0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06312" calcext:value-type="float">
            <text:p>273.0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15456" calcext:value-type="float">
            <text:p>273.0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06312" calcext:value-type="float">
            <text:p>273.0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00216" calcext:value-type="float">
            <text:p>273.0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03264" calcext:value-type="float">
            <text:p>273.0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06312" calcext:value-type="float">
            <text:p>273.0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15456" calcext:value-type="float">
            <text:p>273.0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18504" calcext:value-type="float">
            <text:p>273.0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246" calcext:value-type="float">
            <text:p>273.0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18504" calcext:value-type="float">
            <text:p>273.0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18504" calcext:value-type="float">
            <text:p>273.0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21552" calcext:value-type="float">
            <text:p>273.0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21552" calcext:value-type="float">
            <text:p>273.0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12408" calcext:value-type="float">
            <text:p>273.0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21552" calcext:value-type="float">
            <text:p>273.0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18504" calcext:value-type="float">
            <text:p>273.0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21552" calcext:value-type="float">
            <text:p>273.0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27648" calcext:value-type="float">
            <text:p>273.0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30696" calcext:value-type="float">
            <text:p>273.0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36792" calcext:value-type="float">
            <text:p>273.0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48984" calcext:value-type="float">
            <text:p>273.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67272" calcext:value-type="float">
            <text:p>273.0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61176" calcext:value-type="float">
            <text:p>273.0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61176" calcext:value-type="float">
            <text:p>273.0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67272" calcext:value-type="float">
            <text:p>273.0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73368" calcext:value-type="float">
            <text:p>273.0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88608" calcext:value-type="float">
            <text:p>273.0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88608" calcext:value-type="float">
            <text:p>273.0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79464" calcext:value-type="float">
            <text:p>273.0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73368" calcext:value-type="float">
            <text:p>273.0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79464" calcext:value-type="float">
            <text:p>273.0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82512" calcext:value-type="float">
            <text:p>273.0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91656" calcext:value-type="float">
            <text:p>273.0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03848" calcext:value-type="float">
            <text:p>273.1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25184" calcext:value-type="float">
            <text:p>273.1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3128" calcext:value-type="float">
            <text:p>273.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25184" calcext:value-type="float">
            <text:p>273.1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34328" calcext:value-type="float">
            <text:p>273.1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4652" calcext:value-type="float">
            <text:p>273.1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52616" calcext:value-type="float">
            <text:p>273.1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58712" calcext:value-type="float">
            <text:p>273.1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64808" calcext:value-type="float">
            <text:p>273.1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70904" calcext:value-type="float">
            <text:p>273.1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70904" calcext:value-type="float">
            <text:p>273.1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73952" calcext:value-type="float">
            <text:p>273.1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83096" calcext:value-type="float">
            <text:p>273.1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04432" calcext:value-type="float">
            <text:p>273.2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16624" calcext:value-type="float">
            <text:p>273.2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34912" calcext:value-type="float">
            <text:p>273.2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532" calcext:value-type="float">
            <text:p>273.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80632" calcext:value-type="float">
            <text:p>273.2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08064" calcext:value-type="float">
            <text:p>273.3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294" calcext:value-type="float">
            <text:p>273.3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50736" calcext:value-type="float">
            <text:p>273.3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56832" calcext:value-type="float">
            <text:p>273.3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4464" calcext:value-type="float">
            <text:p>273.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56832" calcext:value-type="float">
            <text:p>273.3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78168" calcext:value-type="float">
            <text:p>273.3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84264" calcext:value-type="float">
            <text:p>273.3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84264" calcext:value-type="float">
            <text:p>273.3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99504" calcext:value-type="float">
            <text:p>273.3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26936" calcext:value-type="float">
            <text:p>273.4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69608" calcext:value-type="float">
            <text:p>273.4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78752" calcext:value-type="float">
            <text:p>273.4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21424" calcext:value-type="float">
            <text:p>273.5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54952" calcext:value-type="float">
            <text:p>273.5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97624" calcext:value-type="float">
            <text:p>273.5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1896" calcext:value-type="float">
            <text:p>273.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43344" calcext:value-type="float">
            <text:p>273.6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6468" calcext:value-type="float">
            <text:p>273.6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70776" calcext:value-type="float">
            <text:p>273.6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13448" calcext:value-type="float">
            <text:p>273.7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46976" calcext:value-type="float">
            <text:p>273.7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59168" calcext:value-type="float">
            <text:p>273.7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68312" calcext:value-type="float">
            <text:p>273.7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74408" calcext:value-type="float">
            <text:p>273.7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83552" calcext:value-type="float">
            <text:p>273.7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89648" calcext:value-type="float">
            <text:p>273.7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98792" calcext:value-type="float">
            <text:p>273.7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866" calcext:value-type="float">
            <text:p>273.7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0184" calcext:value-type="float">
            <text:p>273.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10984" calcext:value-type="float">
            <text:p>273.8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38416" calcext:value-type="float">
            <text:p>273.8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74992" calcext:value-type="float">
            <text:p>273.8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81088" calcext:value-type="float">
            <text:p>273.8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11568" calcext:value-type="float">
            <text:p>273.9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75576" calcext:value-type="float">
            <text:p>273.9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27392" calcext:value-type="float">
            <text:p>274.0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6092" calcext:value-type="float">
            <text:p>274.0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03592" calcext:value-type="float">
            <text:p>274.1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46264" calcext:value-type="float">
            <text:p>274.1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88936" calcext:value-type="float">
            <text:p>274.1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40752" calcext:value-type="float">
            <text:p>274.2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01712" calcext:value-type="float">
            <text:p>274.3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6572" calcext:value-type="float">
            <text:p>274.3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1144" calcext:value-type="float">
            <text:p>274.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51064" calcext:value-type="float">
            <text:p>274.4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08976" calcext:value-type="float">
            <text:p>274.5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51648" calcext:value-type="float">
            <text:p>274.5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57744" calcext:value-type="float">
            <text:p>274.5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7908" calcext:value-type="float">
            <text:p>274.5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9432" calcext:value-type="float">
            <text:p>274.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9432" calcext:value-type="float">
            <text:p>274.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30896" calcext:value-type="float">
            <text:p>274.6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43088" calcext:value-type="float">
            <text:p>274.6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52232" calcext:value-type="float">
            <text:p>274.6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58328" calcext:value-type="float">
            <text:p>274.6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5528" calcext:value-type="float">
            <text:p>274.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33944" calcext:value-type="float">
            <text:p>274.6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10144" calcext:value-type="float">
            <text:p>274.7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73568" calcext:value-type="float">
            <text:p>274.6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34528" calcext:value-type="float">
            <text:p>274.7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52816" calcext:value-type="float">
            <text:p>274.7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68056" calcext:value-type="float">
            <text:p>274.7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04632" calcext:value-type="float">
            <text:p>274.8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16824" calcext:value-type="float">
            <text:p>274.8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25968" calcext:value-type="float">
            <text:p>274.8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74736" calcext:value-type="float">
            <text:p>274.8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9912" calcext:value-type="float">
            <text:p>274.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17408" calcext:value-type="float">
            <text:p>274.9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32648" calcext:value-type="float">
            <text:p>274.9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6008" calcext:value-type="float">
            <text:p>274.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84464" calcext:value-type="float">
            <text:p>274.9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058" calcext:value-type="float">
            <text:p>275.0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30184" calcext:value-type="float">
            <text:p>275.0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42376" calcext:value-type="float">
            <text:p>275.0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63712" calcext:value-type="float">
            <text:p>275.0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85048" calcext:value-type="float">
            <text:p>275.0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00288" calcext:value-type="float">
            <text:p>275.1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18576" calcext:value-type="float">
            <text:p>275.1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55152" calcext:value-type="float">
            <text:p>275.1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79536" calcext:value-type="float">
            <text:p>275.1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85632" calcext:value-type="float">
            <text:p>275.1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91728" calcext:value-type="float">
            <text:p>275.1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10016" calcext:value-type="float">
            <text:p>275.2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1916" calcext:value-type="float">
            <text:p>275.2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10016" calcext:value-type="float">
            <text:p>275.2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16112" calcext:value-type="float">
            <text:p>275.2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1916" calcext:value-type="float">
            <text:p>275.2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52688" calcext:value-type="float">
            <text:p>275.2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31936" calcext:value-type="float">
            <text:p>275.3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38032" calcext:value-type="float">
            <text:p>275.3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68512" calcext:value-type="float">
            <text:p>275.3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5632" calcext:value-type="float">
            <text:p>275.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62416" calcext:value-type="float">
            <text:p>275.3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74608" calcext:value-type="float">
            <text:p>275.3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868" calcext:value-type="float">
            <text:p>275.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08136" calcext:value-type="float">
            <text:p>275.4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26424" calcext:value-type="float">
            <text:p>275.4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3252" calcext:value-type="float">
            <text:p>275.4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50808" calcext:value-type="float">
            <text:p>275.4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44712" calcext:value-type="float">
            <text:p>275.4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81288" calcext:value-type="float">
            <text:p>275.4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557488" calcext:value-type="float">
            <text:p>275.5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560536" calcext:value-type="float">
            <text:p>275.5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06256" calcext:value-type="float">
            <text:p>275.6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24544" calcext:value-type="float">
            <text:p>275.6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55024" calcext:value-type="float">
            <text:p>275.6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7636" calcext:value-type="float">
            <text:p>275.6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709888" calcext:value-type="float">
            <text:p>275.7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758656" calcext:value-type="float">
            <text:p>275.7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7678" calcext:value-type="float">
            <text:p>275.7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79828" calcext:value-type="float">
            <text:p>275.7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831808" calcext:value-type="float">
            <text:p>275.8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862288" calcext:value-type="float">
            <text:p>275.8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880576" calcext:value-type="float">
            <text:p>275.8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01912" calcext:value-type="float">
            <text:p>275.9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202" calcext:value-type="float">
            <text:p>275.9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3544" calcext:value-type="float">
            <text:p>275.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53728" calcext:value-type="float">
            <text:p>275.9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75064" calcext:value-type="float">
            <text:p>275.9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08592" calcext:value-type="float">
            <text:p>276.0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29928" calcext:value-type="float">
            <text:p>276.0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726" calcext:value-type="float">
            <text:p>276.0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96984" calcext:value-type="float">
            <text:p>276.0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36608" calcext:value-type="float">
            <text:p>276.1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57944" calcext:value-type="float">
            <text:p>276.1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97568" calcext:value-type="float">
            <text:p>276.1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221952" calcext:value-type="float">
            <text:p>276.2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92604" calcext:value-type="float">
            <text:p>276.9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97176" calcext:value-type="float">
            <text:p>276.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23576" calcext:value-type="float">
            <text:p>277.0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57104" calcext:value-type="float">
            <text:p>277.0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75392" calcext:value-type="float">
            <text:p>277.0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102824" calcext:value-type="float">
            <text:p>277.1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136352" calcext:value-type="float">
            <text:p>277.1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18512" calcext:value-type="float">
            <text:p>277.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209504" calcext:value-type="float">
            <text:p>277.2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249128" calcext:value-type="float">
            <text:p>277.2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2918" calcext:value-type="float">
            <text:p>277.2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331424" calcext:value-type="float">
            <text:p>277.3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368" calcext:value-type="float">
            <text:p>277.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410672" calcext:value-type="float">
            <text:p>277.4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47468" calcext:value-type="float">
            <text:p>277.4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499064" calcext:value-type="float">
            <text:p>277.4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53564" calcext:value-type="float">
            <text:p>277.5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593552" calcext:value-type="float">
            <text:p>277.5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24032" calcext:value-type="float">
            <text:p>277.6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54512" calcext:value-type="float">
            <text:p>277.6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91088" calcext:value-type="float">
            <text:p>277.6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60792" calcext:value-type="float">
            <text:p>274.5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0956" calcext:value-type="float">
            <text:p>274.6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67472" calcext:value-type="float">
            <text:p>274.6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91856" calcext:value-type="float">
            <text:p>274.6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25384" calcext:value-type="float">
            <text:p>274.7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55864" calcext:value-type="float">
            <text:p>274.7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80248" calcext:value-type="float">
            <text:p>274.7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16824" calcext:value-type="float">
            <text:p>274.8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534" calcext:value-type="float">
            <text:p>274.8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80832" calcext:value-type="float">
            <text:p>274.8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1436" calcext:value-type="float">
            <text:p>274.9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4484" calcext:value-type="float">
            <text:p>274.9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7532" calcext:value-type="float">
            <text:p>274.9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058" calcext:value-type="float">
            <text:p>275.0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33232" calcext:value-type="float">
            <text:p>275.0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60664" calcext:value-type="float">
            <text:p>275.0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9724" calcext:value-type="float">
            <text:p>275.0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03336" calcext:value-type="float">
            <text:p>275.1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82" calcext:value-type="float">
            <text:p>275.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63712" calcext:value-type="float">
            <text:p>275.0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30184" calcext:value-type="float">
            <text:p>275.0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84464" calcext:value-type="float">
            <text:p>274.9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17408" calcext:value-type="float">
            <text:p>274.9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534" calcext:value-type="float">
            <text:p>274.8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83296" calcext:value-type="float">
            <text:p>274.7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25384" calcext:value-type="float">
            <text:p>274.7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79664" calcext:value-type="float">
            <text:p>274.6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248" calcext:value-type="float">
            <text:p>274.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69936" calcext:value-type="float">
            <text:p>274.5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27264" calcext:value-type="float">
            <text:p>274.5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81544" calcext:value-type="float">
            <text:p>274.4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32776" calcext:value-type="float">
            <text:p>274.4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84008" calcext:value-type="float">
            <text:p>274.3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47432" calcext:value-type="float">
            <text:p>274.3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98664" calcext:value-type="float">
            <text:p>274.2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40752" calcext:value-type="float">
            <text:p>274.2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07224" calcext:value-type="float">
            <text:p>274.2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55408" calcext:value-type="float">
            <text:p>274.1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12736" calcext:value-type="float">
            <text:p>274.1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48728" calcext:value-type="float">
            <text:p>274.0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96912" calcext:value-type="float">
            <text:p>273.9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51192" calcext:value-type="float">
            <text:p>273.9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99376" calcext:value-type="float">
            <text:p>273.8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50608" calcext:value-type="float">
            <text:p>273.8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0184" calcext:value-type="float">
            <text:p>273.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53072" calcext:value-type="float">
            <text:p>273.7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98208" calcext:value-type="float">
            <text:p>273.6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4944" calcext:value-type="float">
            <text:p>273.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15912" calcext:value-type="float">
            <text:p>273.6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8848" calcext:value-type="float">
            <text:p>273.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79336" calcext:value-type="float">
            <text:p>273.5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82384" calcext:value-type="float">
            <text:p>273.5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8848" calcext:value-type="float">
            <text:p>273.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94576" calcext:value-type="float">
            <text:p>273.5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00672" calcext:value-type="float">
            <text:p>273.6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00672" calcext:value-type="float">
            <text:p>273.6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97624" calcext:value-type="float">
            <text:p>273.5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8848" calcext:value-type="float">
            <text:p>273.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7324" calcext:value-type="float">
            <text:p>273.5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48856" calcext:value-type="float">
            <text:p>273.5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24472" calcext:value-type="float">
            <text:p>273.5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03136" calcext:value-type="float">
            <text:p>273.5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78752" calcext:value-type="float">
            <text:p>273.4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60464" calcext:value-type="float">
            <text:p>273.4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42176" calcext:value-type="float">
            <text:p>273.4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3608" calcext:value-type="float">
            <text:p>273.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33032" calcext:value-type="float">
            <text:p>273.4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33032" calcext:value-type="float">
            <text:p>273.4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23888" calcext:value-type="float">
            <text:p>273.4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14744" calcext:value-type="float">
            <text:p>273.4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08648" calcext:value-type="float">
            <text:p>273.4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9036" calcext:value-type="float">
            <text:p>273.3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84264" calcext:value-type="float">
            <text:p>273.3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9036" calcext:value-type="float">
            <text:p>273.3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99504" calcext:value-type="float">
            <text:p>273.3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14744" calcext:value-type="float">
            <text:p>273.4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23888" calcext:value-type="float">
            <text:p>273.4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33032" calcext:value-type="float">
            <text:p>273.4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33032" calcext:value-type="float">
            <text:p>273.4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26936" calcext:value-type="float">
            <text:p>273.4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11696" calcext:value-type="float">
            <text:p>273.4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87312" calcext:value-type="float">
            <text:p>273.3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5988" calcext:value-type="float">
            <text:p>273.3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1416" calcext:value-type="float">
            <text:p>273.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59296" calcext:value-type="float">
            <text:p>273.2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95288" calcext:value-type="float">
            <text:p>273.1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40424" calcext:value-type="float">
            <text:p>273.1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8556" calcext:value-type="float">
            <text:p>273.0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36792" calcext:value-type="float">
            <text:p>273.0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91072" calcext:value-type="float">
            <text:p>272.9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45352" calcext:value-type="float">
            <text:p>272.9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93536" calcext:value-type="float">
            <text:p>272.8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4172" calcext:value-type="float">
            <text:p>272.8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789904" calcext:value-type="float">
            <text:p>272.7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73504" calcext:value-type="float">
            <text:p>272.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680176" calcext:value-type="float">
            <text:p>272.6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631408" calcext:value-type="float">
            <text:p>272.6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85688" calcext:value-type="float">
            <text:p>272.5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39968" calcext:value-type="float">
            <text:p>272.5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03392" calcext:value-type="float">
            <text:p>272.5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6072" calcext:value-type="float">
            <text:p>272.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08904" calcext:value-type="float">
            <text:p>272.4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66232" calcext:value-type="float">
            <text:p>272.3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388" calcext:value-type="float">
            <text:p>272.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26608" calcext:value-type="float">
            <text:p>272.3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296128" calcext:value-type="float">
            <text:p>272.2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253456" calcext:value-type="float">
            <text:p>272.2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207736" calcext:value-type="float">
            <text:p>272.2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158968" calcext:value-type="float">
            <text:p>272.1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1102" calcext:value-type="float">
            <text:p>272.1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6448" calcext:value-type="float">
            <text:p>272.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40096" calcext:value-type="float">
            <text:p>272.0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27904" calcext:value-type="float">
            <text:p>272.0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15712" calcext:value-type="float">
            <text:p>272.0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09616" calcext:value-type="float">
            <text:p>272.0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12664" calcext:value-type="float">
            <text:p>272.0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1876" calcext:value-type="float">
            <text:p>272.0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21808" calcext:value-type="float">
            <text:p>272.0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30952" calcext:value-type="float">
            <text:p>272.0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30952" calcext:value-type="float">
            <text:p>272.0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21808" calcext:value-type="float">
            <text:p>272.0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00472" calcext:value-type="float">
            <text:p>272.0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948656" calcext:value-type="float">
            <text:p>271.9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90744" calcext:value-type="float">
            <text:p>271.8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26736" calcext:value-type="float">
            <text:p>271.8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756632" calcext:value-type="float">
            <text:p>271.7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689576" calcext:value-type="float">
            <text:p>271.6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619472" calcext:value-type="float">
            <text:p>271.6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49368" calcext:value-type="float">
            <text:p>271.5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482312" calcext:value-type="float">
            <text:p>271.4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427448" calcext:value-type="float">
            <text:p>271.4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81728" calcext:value-type="float">
            <text:p>271.3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39056" calcext:value-type="float">
            <text:p>271.3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99432" calcext:value-type="float">
            <text:p>271.2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65904" calcext:value-type="float">
            <text:p>271.2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17136" calcext:value-type="float">
            <text:p>271.2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62272" calcext:value-type="float">
            <text:p>271.1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95216" calcext:value-type="float">
            <text:p>271.0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2816" calcext:value-type="float">
            <text:p>271.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64152" calcext:value-type="float">
            <text:p>270.9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00144" calcext:value-type="float">
            <text:p>270.9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36136" calcext:value-type="float">
            <text:p>270.8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6908" calcext:value-type="float">
            <text:p>270.7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14216" calcext:value-type="float">
            <text:p>270.7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71544" calcext:value-type="float">
            <text:p>270.6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25824" calcext:value-type="float">
            <text:p>270.6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580104" calcext:value-type="float">
            <text:p>270.5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537432" calcext:value-type="float">
            <text:p>270.5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513048" calcext:value-type="float">
            <text:p>270.5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491712" calcext:value-type="float">
            <text:p>270.4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470376" calcext:value-type="float">
            <text:p>270.4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436848" calcext:value-type="float">
            <text:p>270.4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40332" calcext:value-type="float">
            <text:p>270.4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7284" calcext:value-type="float">
            <text:p>270.3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51504" calcext:value-type="float">
            <text:p>270.3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33216" calcext:value-type="float">
            <text:p>270.3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14928" calcext:value-type="float">
            <text:p>270.3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99688" calcext:value-type="float">
            <text:p>270.2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90544" calcext:value-type="float">
            <text:p>270.2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78352" calcext:value-type="float">
            <text:p>270.2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72256" calcext:value-type="float">
            <text:p>270.2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78352" calcext:value-type="float">
            <text:p>270.2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87496" calcext:value-type="float">
            <text:p>270.2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05784" calcext:value-type="float">
            <text:p>270.3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33216" calcext:value-type="float">
            <text:p>270.3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54552" calcext:value-type="float">
            <text:p>270.3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7284" calcext:value-type="float">
            <text:p>270.3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97224" calcext:value-type="float">
            <text:p>270.3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424656" calcext:value-type="float">
            <text:p>270.4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455136" calcext:value-type="float">
            <text:p>270.4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47952" calcext:value-type="float">
            <text:p>270.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49476" calcext:value-type="float">
            <text:p>270.4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51" calcext:value-type="float">
            <text:p>270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534384" calcext:value-type="float">
            <text:p>270.5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558768" calcext:value-type="float">
            <text:p>270.5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5862" calcext:value-type="float">
            <text:p>270.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07536" calcext:value-type="float">
            <text:p>270.6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4716" calcext:value-type="float">
            <text:p>270.6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3736" calcext:value-type="float">
            <text:p>270.6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17264" calcext:value-type="float">
            <text:p>270.7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32504" calcext:value-type="float">
            <text:p>270.7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35552" calcext:value-type="float">
            <text:p>270.7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05072" calcext:value-type="float">
            <text:p>270.7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6784" calcext:value-type="float">
            <text:p>270.6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6784" calcext:value-type="float">
            <text:p>270.6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95928" calcext:value-type="float">
            <text:p>270.6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05072" calcext:value-type="float">
            <text:p>270.7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0812" calcext:value-type="float">
            <text:p>270.7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11168" calcext:value-type="float">
            <text:p>270.7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29456" calcext:value-type="float">
            <text:p>270.7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5384" calcext:value-type="float">
            <text:p>270.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81272" calcext:value-type="float">
            <text:p>270.7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05656" calcext:value-type="float">
            <text:p>270.8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20896" calcext:value-type="float">
            <text:p>270.8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4528" calcext:value-type="float">
            <text:p>270.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7576" calcext:value-type="float">
            <text:p>270.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12336" calcext:value-type="float">
            <text:p>270.9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3672" calcext:value-type="float">
            <text:p>270.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55008" calcext:value-type="float">
            <text:p>270.9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70248" calcext:value-type="float">
            <text:p>270.9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03776" calcext:value-type="float">
            <text:p>271.0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34256" calcext:value-type="float">
            <text:p>271.0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67784" calcext:value-type="float">
            <text:p>271.0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98264" calcext:value-type="float">
            <text:p>271.0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22648" calcext:value-type="float">
            <text:p>271.1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5008" calcext:value-type="float">
            <text:p>271.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77512" calcext:value-type="float">
            <text:p>271.1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04944" calcext:value-type="float">
            <text:p>271.2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20184" calcext:value-type="float">
            <text:p>271.2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4152" calcext:value-type="float">
            <text:p>271.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5676" calcext:value-type="float">
            <text:p>271.2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81144" calcext:value-type="float">
            <text:p>271.2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93336" calcext:value-type="float">
            <text:p>271.2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99432" calcext:value-type="float">
            <text:p>271.2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1772" calcext:value-type="float">
            <text:p>271.3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3296" calcext:value-type="float">
            <text:p>271.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57344" calcext:value-type="float">
            <text:p>271.3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81728" calcext:value-type="float">
            <text:p>271.3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406112" calcext:value-type="float">
            <text:p>271.4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43964" calcext:value-type="float">
            <text:p>271.4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47012" calcext:value-type="float">
            <text:p>271.4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497552" calcext:value-type="float">
            <text:p>271.4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21936" calcext:value-type="float">
            <text:p>271.5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55464" calcext:value-type="float">
            <text:p>271.5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82896" calcext:value-type="float">
            <text:p>271.5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67656" calcext:value-type="float">
            <text:p>271.5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3108" calcext:value-type="float">
            <text:p>271.5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03648" calcext:value-type="float">
            <text:p>271.5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482312" calcext:value-type="float">
            <text:p>271.4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47012" calcext:value-type="float">
            <text:p>271.4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479264" calcext:value-type="float">
            <text:p>271.4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06696" calcext:value-type="float">
            <text:p>271.5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3108" calcext:value-type="float">
            <text:p>271.5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58512" calcext:value-type="float">
            <text:p>271.5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704816" calcext:value-type="float">
            <text:p>271.7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23304" calcext:value-type="float">
            <text:p>273.3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32448" calcext:value-type="float">
            <text:p>273.3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5988" calcext:value-type="float">
            <text:p>273.3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50736" calcext:value-type="float">
            <text:p>273.3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32448" calcext:value-type="float">
            <text:p>273.3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17208" calcext:value-type="float">
            <text:p>273.3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20256" calcext:value-type="float">
            <text:p>273.3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32448" calcext:value-type="float">
            <text:p>273.3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32448" calcext:value-type="float">
            <text:p>273.3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294" calcext:value-type="float">
            <text:p>273.3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35496" calcext:value-type="float">
            <text:p>273.3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38544" calcext:value-type="float">
            <text:p>273.3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41592" calcext:value-type="float">
            <text:p>273.3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65976" calcext:value-type="float">
            <text:p>273.3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84264" calcext:value-type="float">
            <text:p>273.3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99504" calcext:value-type="float">
            <text:p>273.3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17792" calcext:value-type="float">
            <text:p>273.4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5132" calcext:value-type="float">
            <text:p>273.4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06184" calcext:value-type="float">
            <text:p>273.5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39712" calcext:value-type="float">
            <text:p>273.5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58" calcext:value-type="float">
            <text:p>273.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64096" calcext:value-type="float">
            <text:p>273.5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61048" calcext:value-type="float">
            <text:p>273.5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4276" calcext:value-type="float">
            <text:p>273.5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45808" calcext:value-type="float">
            <text:p>273.5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48856" calcext:value-type="float">
            <text:p>273.5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48856" calcext:value-type="float">
            <text:p>273.5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48856" calcext:value-type="float">
            <text:p>273.5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58" calcext:value-type="float">
            <text:p>273.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67144" calcext:value-type="float">
            <text:p>273.5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94576" calcext:value-type="float">
            <text:p>273.5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06768" calcext:value-type="float">
            <text:p>273.6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22008" calcext:value-type="float">
            <text:p>273.6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55536" calcext:value-type="float">
            <text:p>273.6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04304" calcext:value-type="float">
            <text:p>273.7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866" calcext:value-type="float">
            <text:p>273.7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74408" calcext:value-type="float">
            <text:p>273.7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14032" calcext:value-type="float">
            <text:p>273.8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53656" calcext:value-type="float">
            <text:p>273.8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87184" calcext:value-type="float">
            <text:p>273.8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2376" calcext:value-type="float">
            <text:p>273.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8472" calcext:value-type="float">
            <text:p>273.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7616" calcext:value-type="float">
            <text:p>274.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40168" calcext:value-type="float">
            <text:p>274.1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5236" calcext:value-type="float">
            <text:p>274.1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76744" calcext:value-type="float">
            <text:p>274.1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88936" calcext:value-type="float">
            <text:p>274.1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70648" calcext:value-type="float">
            <text:p>274.1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46264" calcext:value-type="float">
            <text:p>274.1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46264" calcext:value-type="float">
            <text:p>274.1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09688" calcext:value-type="float">
            <text:p>274.1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94448" calcext:value-type="float">
            <text:p>274.0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79208" calcext:value-type="float">
            <text:p>274.0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39584" calcext:value-type="float">
            <text:p>274.0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36536" calcext:value-type="float">
            <text:p>274.0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152" calcext:value-type="float">
            <text:p>274.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87768" calcext:value-type="float">
            <text:p>273.9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93864" calcext:value-type="float">
            <text:p>273.9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27392" calcext:value-type="float">
            <text:p>274.0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202" calcext:value-type="float">
            <text:p>275.9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883624" calcext:value-type="float">
            <text:p>275.8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68968" calcext:value-type="float">
            <text:p>275.9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20784" calcext:value-type="float">
            <text:p>276.0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90888" calcext:value-type="float">
            <text:p>276.0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57944" calcext:value-type="float">
            <text:p>276.1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206712" calcext:value-type="float">
            <text:p>276.2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28596" calcext:value-type="float">
            <text:p>276.2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386544" calcext:value-type="float">
            <text:p>276.3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426168" calcext:value-type="float">
            <text:p>276.4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477984" calcext:value-type="float">
            <text:p>276.4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1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42832" calcext:value-type="float">
            <text:p>275.6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548088" calcext:value-type="float">
            <text:p>276.5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578568" calcext:value-type="float">
            <text:p>276.5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630384" calcext:value-type="float">
            <text:p>276.6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66696" calcext:value-type="float">
            <text:p>276.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700488" calcext:value-type="float">
            <text:p>276.7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752304" calcext:value-type="float">
            <text:p>276.7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80412" calcext:value-type="float">
            <text:p>276.8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874224" calcext:value-type="float">
            <text:p>276.8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959568" calcext:value-type="float">
            <text:p>276.9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41864" calcext:value-type="float">
            <text:p>277.0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90632" calcext:value-type="float">
            <text:p>277.0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151592" calcext:value-type="float">
            <text:p>277.1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20036" calcext:value-type="float">
            <text:p>277.2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24608" calcext:value-type="float">
            <text:p>277.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285704" calcext:value-type="float">
            <text:p>277.2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331424" calcext:value-type="float">
            <text:p>277.3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374096" calcext:value-type="float">
            <text:p>277.3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435056" calcext:value-type="float">
            <text:p>277.4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486872" calcext:value-type="float">
            <text:p>277.4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560024" calcext:value-type="float">
            <text:p>277.5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5966" calcext:value-type="float">
            <text:p>277.5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63656" calcext:value-type="float">
            <text:p>277.6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1852" calcext:value-type="float">
            <text:p>277.7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58144" calcext:value-type="float">
            <text:p>277.7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03864" calcext:value-type="float">
            <text:p>277.8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49584" calcext:value-type="float">
            <text:p>277.8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8616" calcext:value-type="float">
            <text:p>277.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910544" calcext:value-type="float">
            <text:p>277.9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93188" calcext:value-type="float">
            <text:p>277.9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965408" calcext:value-type="float">
            <text:p>277.9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998936" calcext:value-type="float">
            <text:p>277.9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35512" calcext:value-type="float">
            <text:p>278.0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78184" calcext:value-type="float">
            <text:p>278.0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08664" calcext:value-type="float">
            <text:p>278.1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17808" calcext:value-type="float">
            <text:p>278.1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65992" calcext:value-type="float">
            <text:p>278.0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44656" calcext:value-type="float">
            <text:p>278.0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44656" calcext:value-type="float">
            <text:p>278.0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41608" calcext:value-type="float">
            <text:p>278.0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62944" calcext:value-type="float">
            <text:p>278.0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81232" calcext:value-type="float">
            <text:p>278.0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17808" calcext:value-type="float">
            <text:p>278.1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66576" calcext:value-type="float">
            <text:p>278.1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66576" calcext:value-type="float">
            <text:p>278.1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57432" calcext:value-type="float">
            <text:p>278.1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6048" calcext:value-type="float">
            <text:p>278.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54384" calcext:value-type="float">
            <text:p>278.1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48288" calcext:value-type="float">
            <text:p>278.1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39144" calcext:value-type="float">
            <text:p>278.1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17808" calcext:value-type="float">
            <text:p>278.1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102568" calcext:value-type="float">
            <text:p>278.1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9952" calcext:value-type="float">
            <text:p>278.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96472" calcext:value-type="float">
            <text:p>278.0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81232" calcext:value-type="float">
            <text:p>278.0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41608" calcext:value-type="float">
            <text:p>278.0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14176" calcext:value-type="float">
            <text:p>278.0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986744" calcext:value-type="float">
            <text:p>277.9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959312" calcext:value-type="float">
            <text:p>277.9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925784" calcext:value-type="float">
            <text:p>277.9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919688" calcext:value-type="float">
            <text:p>277.9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928832" calcext:value-type="float">
            <text:p>277.9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925784" calcext:value-type="float">
            <text:p>277.9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864824" calcext:value-type="float">
            <text:p>277.8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97768" calcext:value-type="float">
            <text:p>277.7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12424" calcext:value-type="float">
            <text:p>277.7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54512" calcext:value-type="float">
            <text:p>277.6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5966" calcext:value-type="float">
            <text:p>277.5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608792" calcext:value-type="float">
            <text:p>277.6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465536" calcext:value-type="float">
            <text:p>277.4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416768" calcext:value-type="float">
            <text:p>277.4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371048" calcext:value-type="float">
            <text:p>277.3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331424" calcext:value-type="float">
            <text:p>277.3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303992" calcext:value-type="float">
            <text:p>277.3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233888" calcext:value-type="float">
            <text:p>277.2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148544" calcext:value-type="float">
            <text:p>277.1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57104" calcext:value-type="float">
            <text:p>277.0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980904" calcext:value-type="float">
            <text:p>276.9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889464" calcext:value-type="float">
            <text:p>276.8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798024" calcext:value-type="float">
            <text:p>276.7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709632" calcext:value-type="float">
            <text:p>276.7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618192" calcext:value-type="float">
            <text:p>276.6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551136" calcext:value-type="float">
            <text:p>276.5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459696" calcext:value-type="float">
            <text:p>276.4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371304" calcext:value-type="float">
            <text:p>276.3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289008" calcext:value-type="float">
            <text:p>276.2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97568" calcext:value-type="float">
            <text:p>276.1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09176" calcext:value-type="float">
            <text:p>276.1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14688" calcext:value-type="float">
            <text:p>276.0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29344" calcext:value-type="float">
            <text:p>275.9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850096" calcext:value-type="float">
            <text:p>275.8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755608" calcext:value-type="float">
            <text:p>275.7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42832" calcext:value-type="float">
            <text:p>275.6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527008" calcext:value-type="float">
            <text:p>275.5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11184" calcext:value-type="float">
            <text:p>275.4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04504" calcext:value-type="float">
            <text:p>275.3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8868" calcext:value-type="float">
            <text:p>275.1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88096" calcext:value-type="float">
            <text:p>275.0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84464" calcext:value-type="float">
            <text:p>274.9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74736" calcext:value-type="float">
            <text:p>274.8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55864" calcext:value-type="float">
            <text:p>274.7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36992" calcext:value-type="float">
            <text:p>274.6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21168" calcext:value-type="float">
            <text:p>274.5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962" calcext:value-type="float">
            <text:p>274.3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68184" calcext:value-type="float">
            <text:p>274.2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40168" calcext:value-type="float">
            <text:p>274.1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18248" calcext:value-type="float">
            <text:p>274.0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9328" calcext:value-type="float">
            <text:p>273.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98792" calcext:value-type="float">
            <text:p>273.7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98208" calcext:value-type="float">
            <text:p>273.6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8848" calcext:value-type="float">
            <text:p>273.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90944" calcext:value-type="float">
            <text:p>273.4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93408" calcext:value-type="float">
            <text:p>273.3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95872" calcext:value-type="float">
            <text:p>273.2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89192" calcext:value-type="float">
            <text:p>273.1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8556" calcext:value-type="float">
            <text:p>273.0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9412" calcext:value-type="float">
            <text:p>272.9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96584" calcext:value-type="float">
            <text:p>272.8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05144" calcext:value-type="float">
            <text:p>272.8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701512" calcext:value-type="float">
            <text:p>272.7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91784" calcext:value-type="float">
            <text:p>272.5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00344" calcext:value-type="float">
            <text:p>272.5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08904" calcext:value-type="float">
            <text:p>272.4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17464" calcext:value-type="float">
            <text:p>272.3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229072" calcext:value-type="float">
            <text:p>272.2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14068" calcext:value-type="float">
            <text:p>272.1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61432" calcext:value-type="float">
            <text:p>272.0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969992" calcext:value-type="float">
            <text:p>271.9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90744" calcext:value-type="float">
            <text:p>271.8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32832" calcext:value-type="float">
            <text:p>271.8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784064" calcext:value-type="float">
            <text:p>271.7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723104" calcext:value-type="float">
            <text:p>271.7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656048" calcext:value-type="float">
            <text:p>271.6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88992" calcext:value-type="float">
            <text:p>271.5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21936" calcext:value-type="float">
            <text:p>271.5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45488" calcext:value-type="float">
            <text:p>271.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96968" calcext:value-type="float">
            <text:p>271.3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36008" calcext:value-type="float">
            <text:p>271.3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62856" calcext:value-type="float">
            <text:p>271.2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17136" calcext:value-type="float">
            <text:p>271.2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74464" calcext:value-type="float">
            <text:p>271.1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43984" calcext:value-type="float">
            <text:p>271.1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07408" calcext:value-type="float">
            <text:p>271.1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61688" calcext:value-type="float">
            <text:p>271.0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25112" calcext:value-type="float">
            <text:p>271.0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70248" calcext:value-type="float">
            <text:p>270.9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00144" calcext:value-type="float">
            <text:p>270.9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39184" calcext:value-type="float">
            <text:p>270.8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78224" calcext:value-type="float">
            <text:p>270.7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32504" calcext:value-type="float">
            <text:p>270.7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20312" calcext:value-type="float">
            <text:p>270.7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2336" calcext:value-type="float">
            <text:p>270.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26408" calcext:value-type="float">
            <text:p>270.7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2336" calcext:value-type="float">
            <text:p>270.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26408" calcext:value-type="float">
            <text:p>270.7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386" calcext:value-type="float">
            <text:p>270.7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50792" calcext:value-type="float">
            <text:p>270.7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62984" calcext:value-type="float">
            <text:p>270.7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62984" calcext:value-type="float">
            <text:p>270.7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6908" calcext:value-type="float">
            <text:p>270.7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93464" calcext:value-type="float">
            <text:p>270.7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9956" calcext:value-type="float">
            <text:p>270.7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9956" calcext:value-type="float">
            <text:p>270.7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02608" calcext:value-type="float">
            <text:p>270.8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02608" calcext:value-type="float">
            <text:p>270.8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08704" calcext:value-type="float">
            <text:p>270.8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17848" calcext:value-type="float">
            <text:p>270.8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20896" calcext:value-type="float">
            <text:p>270.8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33088" calcext:value-type="float">
            <text:p>270.8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23944" calcext:value-type="float">
            <text:p>270.8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93464" calcext:value-type="float">
            <text:p>270.7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6908" calcext:value-type="float">
            <text:p>270.7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56888" calcext:value-type="float">
            <text:p>270.7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29456" calcext:value-type="float">
            <text:p>270.7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11168" calcext:value-type="float">
            <text:p>270.7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98976" calcext:value-type="float">
            <text:p>270.6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6784" calcext:value-type="float">
            <text:p>270.6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71544" calcext:value-type="float">
            <text:p>270.6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68496" calcext:value-type="float">
            <text:p>270.6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56304" calcext:value-type="float">
            <text:p>270.6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56304" calcext:value-type="float">
            <text:p>270.6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56304" calcext:value-type="float">
            <text:p>270.6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68496" calcext:value-type="float">
            <text:p>270.6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74592" calcext:value-type="float">
            <text:p>270.6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0688" calcext:value-type="float">
            <text:p>270.6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3736" calcext:value-type="float">
            <text:p>270.6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6784" calcext:value-type="float">
            <text:p>270.6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9832" calcext:value-type="float">
            <text:p>270.6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0812" calcext:value-type="float">
            <text:p>270.7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05072" calcext:value-type="float">
            <text:p>270.7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6784" calcext:value-type="float">
            <text:p>270.6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56304" calcext:value-type="float">
            <text:p>270.6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53256" calcext:value-type="float">
            <text:p>270.6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44112" calcext:value-type="float">
            <text:p>270.6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34968" calcext:value-type="float">
            <text:p>270.6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34968" calcext:value-type="float">
            <text:p>270.6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34968" calcext:value-type="float">
            <text:p>270.6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25824" calcext:value-type="float">
            <text:p>270.6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1668" calcext:value-type="float">
            <text:p>270.6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13632" calcext:value-type="float">
            <text:p>270.6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22776" calcext:value-type="float">
            <text:p>270.6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34968" calcext:value-type="float">
            <text:p>270.6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50208" calcext:value-type="float">
            <text:p>270.6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53256" calcext:value-type="float">
            <text:p>270.6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0688" calcext:value-type="float">
            <text:p>270.6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9832" calcext:value-type="float">
            <text:p>270.6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9288" calcext:value-type="float">
            <text:p>270.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9288" calcext:value-type="float">
            <text:p>270.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0812" calcext:value-type="float">
            <text:p>270.7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2336" calcext:value-type="float">
            <text:p>270.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29456" calcext:value-type="float">
            <text:p>270.7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47744" calcext:value-type="float">
            <text:p>270.7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47744" calcext:value-type="float">
            <text:p>270.7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32504" calcext:value-type="float">
            <text:p>270.7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11168" calcext:value-type="float">
            <text:p>270.7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0812" calcext:value-type="float">
            <text:p>270.7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05072" calcext:value-type="float">
            <text:p>270.7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2336" calcext:value-type="float">
            <text:p>270.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02024" calcext:value-type="float">
            <text:p>270.7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71544" calcext:value-type="float">
            <text:p>270.6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53256" calcext:value-type="float">
            <text:p>270.6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53256" calcext:value-type="float">
            <text:p>270.6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68496" calcext:value-type="float">
            <text:p>270.6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68496" calcext:value-type="float">
            <text:p>270.6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65448" calcext:value-type="float">
            <text:p>270.6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65448" calcext:value-type="float">
            <text:p>270.6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71544" calcext:value-type="float">
            <text:p>270.6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11168" calcext:value-type="float">
            <text:p>270.7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11168" calcext:value-type="float">
            <text:p>270.7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6784" calcext:value-type="float">
            <text:p>270.6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74592" calcext:value-type="float">
            <text:p>270.6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6784" calcext:value-type="float">
            <text:p>270.6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9288" calcext:value-type="float">
            <text:p>270.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71544" calcext:value-type="float">
            <text:p>270.6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56304" calcext:value-type="float">
            <text:p>270.6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71544" calcext:value-type="float">
            <text:p>270.6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9832" calcext:value-type="float">
            <text:p>270.6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02024" calcext:value-type="float">
            <text:p>270.7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17264" calcext:value-type="float">
            <text:p>270.7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05072" calcext:value-type="float">
            <text:p>270.7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11168" calcext:value-type="float">
            <text:p>270.7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05072" calcext:value-type="float">
            <text:p>270.7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9832" calcext:value-type="float">
            <text:p>270.6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3736" calcext:value-type="float">
            <text:p>270.6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86784" calcext:value-type="float">
            <text:p>270.6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20312" calcext:value-type="float">
            <text:p>270.7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44696" calcext:value-type="float">
            <text:p>270.7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47744" calcext:value-type="float">
            <text:p>270.7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47744" calcext:value-type="float">
            <text:p>270.7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62984" calcext:value-type="float">
            <text:p>270.7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87368" calcext:value-type="float">
            <text:p>270.7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36136" calcext:value-type="float">
            <text:p>270.8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23944" calcext:value-type="float">
            <text:p>270.8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42232" calcext:value-type="float">
            <text:p>270.8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78808" calcext:value-type="float">
            <text:p>270.8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97096" calcext:value-type="float">
            <text:p>270.8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18432" calcext:value-type="float">
            <text:p>270.9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45864" calcext:value-type="float">
            <text:p>270.9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672" calcext:value-type="float">
            <text:p>270.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06824" calcext:value-type="float">
            <text:p>271.0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52544" calcext:value-type="float">
            <text:p>271.0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98264" calcext:value-type="float">
            <text:p>271.0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07408" calcext:value-type="float">
            <text:p>271.1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28744" calcext:value-type="float">
            <text:p>271.1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6532" calcext:value-type="float">
            <text:p>271.1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68368" calcext:value-type="float">
            <text:p>271.1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83608" calcext:value-type="float">
            <text:p>271.1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23232" calcext:value-type="float">
            <text:p>271.2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84192" calcext:value-type="float">
            <text:p>271.2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20768" calcext:value-type="float">
            <text:p>271.3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36008" calcext:value-type="float">
            <text:p>271.3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482" calcext:value-type="float">
            <text:p>271.3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54296" calcext:value-type="float">
            <text:p>271.3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57344" calcext:value-type="float">
            <text:p>271.3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9392" calcext:value-type="float">
            <text:p>271.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451832" calcext:value-type="float">
            <text:p>271.4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006" calcext:value-type="float">
            <text:p>271.5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28032" calcext:value-type="float">
            <text:p>271.5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43272" calcext:value-type="float">
            <text:p>271.5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58512" calcext:value-type="float">
            <text:p>271.5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82896" calcext:value-type="float">
            <text:p>271.5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619472" calcext:value-type="float">
            <text:p>271.6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665192" calcext:value-type="float">
            <text:p>271.6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707864" calcext:value-type="float">
            <text:p>271.7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741392" calcext:value-type="float">
            <text:p>271.7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747488" calcext:value-type="float">
            <text:p>271.7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765776" calcext:value-type="float">
            <text:p>271.7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768824" calcext:value-type="float">
            <text:p>271.7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796256" calcext:value-type="float">
            <text:p>271.7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60264" calcext:value-type="float">
            <text:p>271.8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69408" calcext:value-type="float">
            <text:p>271.8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909032" calcext:value-type="float">
            <text:p>271.9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951704" calcext:value-type="float">
            <text:p>271.9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1876" calcext:value-type="float">
            <text:p>272.0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40096" calcext:value-type="float">
            <text:p>272.0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58384" calcext:value-type="float">
            <text:p>272.0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98008" calcext:value-type="float">
            <text:p>272.0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165064" calcext:value-type="float">
            <text:p>272.1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180304" calcext:value-type="float">
            <text:p>272.1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21688" calcext:value-type="float">
            <text:p>272.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2626" calcext:value-type="float">
            <text:p>272.2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271744" calcext:value-type="float">
            <text:p>272.2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283936" calcext:value-type="float">
            <text:p>272.2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32704" calcext:value-type="float">
            <text:p>272.3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78424" calcext:value-type="float">
            <text:p>272.3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87568" calcext:value-type="float">
            <text:p>272.3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78424" calcext:value-type="float">
            <text:p>272.3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63184" calcext:value-type="float">
            <text:p>272.3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47944" calcext:value-type="float">
            <text:p>272.3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66232" calcext:value-type="float">
            <text:p>272.3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18048" calcext:value-type="float">
            <text:p>272.4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24144" calcext:value-type="float">
            <text:p>272.4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21096" calcext:value-type="float">
            <text:p>272.4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27192" calcext:value-type="float">
            <text:p>272.4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51576" calcext:value-type="float">
            <text:p>272.4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82056" calcext:value-type="float">
            <text:p>272.4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912" calcext:value-type="float">
            <text:p>272.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00344" calcext:value-type="float">
            <text:p>272.5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603976" calcext:value-type="float">
            <text:p>272.6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73496" calcext:value-type="float">
            <text:p>272.5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85688" calcext:value-type="float">
            <text:p>272.5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91784" calcext:value-type="float">
            <text:p>272.5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88736" calcext:value-type="float">
            <text:p>272.5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88736" calcext:value-type="float">
            <text:p>272.5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55208" calcext:value-type="float">
            <text:p>272.5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09488" calcext:value-type="float">
            <text:p>272.5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82056" calcext:value-type="float">
            <text:p>272.4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51576" calcext:value-type="float">
            <text:p>272.4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39384" calcext:value-type="float">
            <text:p>272.4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63768" calcext:value-type="float">
            <text:p>272.4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494248" calcext:value-type="float">
            <text:p>272.4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610072" calcext:value-type="float">
            <text:p>272.6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62836" calcext:value-type="float">
            <text:p>272.6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686272" calcext:value-type="float">
            <text:p>272.6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744184" calcext:value-type="float">
            <text:p>272.7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789904" calcext:value-type="float">
            <text:p>272.7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60008" calcext:value-type="float">
            <text:p>272.8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27064" calcext:value-type="float">
            <text:p>272.9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91072" calcext:value-type="float">
            <text:p>272.9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73368" calcext:value-type="float">
            <text:p>273.0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3128" calcext:value-type="float">
            <text:p>273.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64808" calcext:value-type="float">
            <text:p>273.1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0748" calcext:value-type="float">
            <text:p>273.2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274536" calcext:value-type="float">
            <text:p>273.2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23304" calcext:value-type="float">
            <text:p>273.3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78168" calcext:value-type="float">
            <text:p>273.3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42176" calcext:value-type="float">
            <text:p>273.4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1228" calcext:value-type="float">
            <text:p>273.5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67144" calcext:value-type="float">
            <text:p>273.5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97624" calcext:value-type="float">
            <text:p>273.5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70776" calcext:value-type="float">
            <text:p>273.6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46976" calcext:value-type="float">
            <text:p>273.7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866" calcext:value-type="float">
            <text:p>273.7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68896" calcext:value-type="float">
            <text:p>273.8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78624" calcext:value-type="float">
            <text:p>273.9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24344" calcext:value-type="float">
            <text:p>274.0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00544" calcext:value-type="float">
            <text:p>274.1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61504" calcext:value-type="float">
            <text:p>274.1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07224" calcext:value-type="float">
            <text:p>274.2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92568" calcext:value-type="float">
            <text:p>274.2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32192" calcext:value-type="float">
            <text:p>274.3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87056" calcext:value-type="float">
            <text:p>274.3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54112" calcext:value-type="float">
            <text:p>274.4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1812" calcext:value-type="float">
            <text:p>274.5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97368" calcext:value-type="float">
            <text:p>274.5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73568" calcext:value-type="float">
            <text:p>274.6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43672" calcext:value-type="float">
            <text:p>274.7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2292" calcext:value-type="float">
            <text:p>274.8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1436" calcext:value-type="float">
            <text:p>274.9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96656" calcext:value-type="float">
            <text:p>274.9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45424" calcext:value-type="float">
            <text:p>275.0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2772" calcext:value-type="float">
            <text:p>275.1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25256" calcext:value-type="float">
            <text:p>275.2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77072" calcext:value-type="float">
            <text:p>275.2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152616" calcext:value-type="float">
            <text:p>273.1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13648" calcext:value-type="float">
            <text:p>275.3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59368" calcext:value-type="float">
            <text:p>275.3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14232" calcext:value-type="float">
            <text:p>275.4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75192" calcext:value-type="float">
            <text:p>275.4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511768" calcext:value-type="float">
            <text:p>275.5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578824" calcext:value-type="float">
            <text:p>275.5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594064" calcext:value-type="float">
            <text:p>275.5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06256" calcext:value-type="float">
            <text:p>275.6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39784" calcext:value-type="float">
            <text:p>275.6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79408" calcext:value-type="float">
            <text:p>275.6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72208" calcext:value-type="float">
            <text:p>275.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773896" calcext:value-type="float">
            <text:p>275.7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82876" calcext:value-type="float">
            <text:p>275.8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868384" calcext:value-type="float">
            <text:p>275.8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08008" calcext:value-type="float">
            <text:p>275.9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68968" calcext:value-type="float">
            <text:p>275.9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32976" calcext:value-type="float">
            <text:p>276.0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60408" calcext:value-type="float">
            <text:p>276.0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00032" calcext:value-type="float">
            <text:p>276.1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36608" calcext:value-type="float">
            <text:p>276.1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7928" calcext:value-type="float">
            <text:p>276.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9452" calcext:value-type="float">
            <text:p>276.1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237192" calcext:value-type="float">
            <text:p>276.2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28596" calcext:value-type="float">
            <text:p>276.2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310344" calcext:value-type="float">
            <text:p>276.3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322536" calcext:value-type="float">
            <text:p>276.3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328632" calcext:value-type="float">
            <text:p>276.3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359112" calcext:value-type="float">
            <text:p>276.3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368256" calcext:value-type="float">
            <text:p>276.3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389592" calcext:value-type="float">
            <text:p>276.3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413976" calcext:value-type="float">
            <text:p>276.4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426168" calcext:value-type="float">
            <text:p>276.4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441408" calcext:value-type="float">
            <text:p>276.4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474936" calcext:value-type="float">
            <text:p>276.4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502368" calcext:value-type="float">
            <text:p>276.5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520656" calcext:value-type="float">
            <text:p>276.5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548088" calcext:value-type="float">
            <text:p>276.5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57552" calcext:value-type="float">
            <text:p>276.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615144" calcext:value-type="float">
            <text:p>276.6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645624" calcext:value-type="float">
            <text:p>276.6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673056" calcext:value-type="float">
            <text:p>276.6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691344" calcext:value-type="float">
            <text:p>276.6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2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761448" calcext:value-type="float">
            <text:p>276.7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18704" calcext:value-type="float">
            <text:p>274.6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49184" calcext:value-type="float">
            <text:p>274.6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88808" calcext:value-type="float">
            <text:p>274.6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04048" calcext:value-type="float">
            <text:p>274.7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37576" calcext:value-type="float">
            <text:p>274.7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65008" calcext:value-type="float">
            <text:p>274.7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83296" calcext:value-type="float">
            <text:p>274.7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772" calcext:value-type="float">
            <text:p>274.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68056" calcext:value-type="float">
            <text:p>274.7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65008" calcext:value-type="float">
            <text:p>274.7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65008" calcext:value-type="float">
            <text:p>274.7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58912" calcext:value-type="float">
            <text:p>274.7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65008" calcext:value-type="float">
            <text:p>274.7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83296" calcext:value-type="float">
            <text:p>274.7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16824" calcext:value-type="float">
            <text:p>274.8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47304" calcext:value-type="float">
            <text:p>274.8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89976" calcext:value-type="float">
            <text:p>274.8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47888" calcext:value-type="float">
            <text:p>274.9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14944" calcext:value-type="float">
            <text:p>275.0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69808" calcext:value-type="float">
            <text:p>275.0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39912" calcext:value-type="float">
            <text:p>275.1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22208" calcext:value-type="float">
            <text:p>275.2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13648" calcext:value-type="float">
            <text:p>275.3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89848" calcext:value-type="float">
            <text:p>275.3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50808" calcext:value-type="float">
            <text:p>275.4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50872" calcext:value-type="float">
            <text:p>275.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5392" calcext:value-type="float">
            <text:p>275.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575776" calcext:value-type="float">
            <text:p>275.5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09304" calcext:value-type="float">
            <text:p>275.6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6112" calcext:value-type="float">
            <text:p>275.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715984" calcext:value-type="float">
            <text:p>275.7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776944" calcext:value-type="float">
            <text:p>275.7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834856" calcext:value-type="float">
            <text:p>275.8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08008" calcext:value-type="float">
            <text:p>275.9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75064" calcext:value-type="float">
            <text:p>275.9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36024" calcext:value-type="float">
            <text:p>276.0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90888" calcext:value-type="float">
            <text:p>276.0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15272" calcext:value-type="float">
            <text:p>276.1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121368" calcext:value-type="float">
            <text:p>276.1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63456" calcext:value-type="float">
            <text:p>276.0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020784" calcext:value-type="float">
            <text:p>276.0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95068" calcext:value-type="float">
            <text:p>275.9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88972" calcext:value-type="float">
            <text:p>275.8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82876" calcext:value-type="float">
            <text:p>275.8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776944" calcext:value-type="float">
            <text:p>275.7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792184" calcext:value-type="float">
            <text:p>275.7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658072" calcext:value-type="float">
            <text:p>275.6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56968" calcext:value-type="float">
            <text:p>275.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487384" calcext:value-type="float">
            <text:p>275.4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95944" calcext:value-type="float">
            <text:p>275.3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304504" calcext:value-type="float">
            <text:p>275.3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22208" calcext:value-type="float">
            <text:p>275.2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136864" calcext:value-type="float">
            <text:p>275.1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048472" calcext:value-type="float">
            <text:p>275.0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950936" calcext:value-type="float">
            <text:p>274.9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83816" calcext:value-type="float">
            <text:p>274.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740624" calcext:value-type="float">
            <text:p>274.7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633944" calcext:value-type="float">
            <text:p>274.6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3336" calcext:value-type="float">
            <text:p>274.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423632" calcext:value-type="float">
            <text:p>274.4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2" calcext:value-type="float">
            <text:p>274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225512" calcext:value-type="float">
            <text:p>274.2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134072" calcext:value-type="float">
            <text:p>274.1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039584" calcext:value-type="float">
            <text:p>274.0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939" calcext:value-type="float">
            <text:p>273.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835368" calcext:value-type="float">
            <text:p>273.8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731736" calcext:value-type="float">
            <text:p>273.7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646392" calcext:value-type="float">
            <text:p>273.6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61048" calcext:value-type="float">
            <text:p>273.5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72656" calcext:value-type="float">
            <text:p>273.4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93408" calcext:value-type="float">
            <text:p>273.3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1416" calcext:value-type="float">
            <text:p>273.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294" calcext:value-type="float">
            <text:p>273.3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07032" calcext:value-type="float">
            <text:p>273.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66688" calcext:value-type="float">
            <text:p>272.9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50864" calcext:value-type="float">
            <text:p>272.8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738088" calcext:value-type="float">
            <text:p>272.7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616168" calcext:value-type="float">
            <text:p>272.6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500344" calcext:value-type="float">
            <text:p>272.5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93664" calcext:value-type="float">
            <text:p>272.3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286984" calcext:value-type="float">
            <text:p>272.2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174208" calcext:value-type="float">
            <text:p>272.1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58384" calcext:value-type="float">
            <text:p>272.0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945608" calcext:value-type="float">
            <text:p>271.9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41976" calcext:value-type="float">
            <text:p>271.8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732248" calcext:value-type="float">
            <text:p>271.7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625568" calcext:value-type="float">
            <text:p>271.6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24984" calcext:value-type="float">
            <text:p>271.5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415256" calcext:value-type="float">
            <text:p>271.4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14672" calcext:value-type="float">
            <text:p>271.3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217136" calcext:value-type="float">
            <text:p>271.2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22648" calcext:value-type="float">
            <text:p>271.1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031208" calcext:value-type="float">
            <text:p>271.0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939768" calcext:value-type="float">
            <text:p>270.9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836136" calcext:value-type="float">
            <text:p>270.8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29456" calcext:value-type="float">
            <text:p>270.7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34968" calcext:value-type="float">
            <text:p>270.6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54048" calcext:value-type="float">
            <text:p>270.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442944" calcext:value-type="float">
            <text:p>270.4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576" calcext:value-type="float">
            <text:p>270.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75304" calcext:value-type="float">
            <text:p>270.2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96056" calcext:value-type="float">
            <text:p>270.1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29" calcext:value-type="float">
            <text:p>270.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043656" calcext:value-type="float">
            <text:p>270.0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64408" calcext:value-type="float">
            <text:p>269.9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09544" calcext:value-type="float">
            <text:p>269.9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85468" calcext:value-type="float">
            <text:p>269.8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9372" calcext:value-type="float">
            <text:p>269.7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26664" calcext:value-type="float">
            <text:p>269.7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77896" calcext:value-type="float">
            <text:p>269.6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44368" calcext:value-type="float">
            <text:p>269.6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32176" calcext:value-type="float">
            <text:p>269.6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19984" calcext:value-type="float">
            <text:p>269.6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583408" calcext:value-type="float">
            <text:p>269.5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513304" calcext:value-type="float">
            <text:p>269.5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449296" calcext:value-type="float">
            <text:p>269.4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360904" calcext:value-type="float">
            <text:p>269.3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84704" calcext:value-type="float">
            <text:p>269.2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23744" calcext:value-type="float">
            <text:p>269.2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8412" calcext:value-type="float">
            <text:p>269.1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59736" calcext:value-type="float">
            <text:p>269.1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29256" calcext:value-type="float">
            <text:p>269.1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20112" calcext:value-type="float">
            <text:p>269.1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17064" calcext:value-type="float">
            <text:p>269.1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09268" calcext:value-type="float">
            <text:p>269.0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03172" calcext:value-type="float">
            <text:p>269.0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67712" calcext:value-type="float">
            <text:p>268.9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03704" calcext:value-type="float">
            <text:p>268.9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861032" calcext:value-type="float">
            <text:p>268.8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78788" calcext:value-type="float">
            <text:p>268.7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690344" calcext:value-type="float">
            <text:p>268.6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577568" calcext:value-type="float">
            <text:p>268.5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461744" calcext:value-type="float">
            <text:p>268.4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385544" calcext:value-type="float">
            <text:p>268.3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306296" calcext:value-type="float">
            <text:p>268.3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248384" calcext:value-type="float">
            <text:p>268.2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156944" calcext:value-type="float">
            <text:p>268.1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80744" calcext:value-type="float">
            <text:p>268.0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44168" calcext:value-type="float">
            <text:p>268.0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22832" calcext:value-type="float">
            <text:p>268.0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19784" calcext:value-type="float">
            <text:p>268.0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16736" calcext:value-type="float">
            <text:p>268.0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04544" calcext:value-type="float">
            <text:p>268.0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8016" calcext:value-type="float">
            <text:p>267.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83208" calcext:value-type="float">
            <text:p>267.9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37488" calcext:value-type="float">
            <text:p>267.9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10056" calcext:value-type="float">
            <text:p>267.9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7348" calcext:value-type="float">
            <text:p>267.8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49096" calcext:value-type="float">
            <text:p>267.8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79576" calcext:value-type="float">
            <text:p>267.8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49096" calcext:value-type="float">
            <text:p>267.8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2776" calcext:value-type="float">
            <text:p>267.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21664" calcext:value-type="float">
            <text:p>267.8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15568" calcext:value-type="float">
            <text:p>267.8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15568" calcext:value-type="float">
            <text:p>267.8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43" calcext:value-type="float">
            <text:p>267.8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9728" calcext:value-type="float">
            <text:p>267.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5156" calcext:value-type="float">
            <text:p>267.7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30224" calcext:value-type="float">
            <text:p>267.7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78408" calcext:value-type="float">
            <text:p>267.6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38784" calcext:value-type="float">
            <text:p>267.6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50976" calcext:value-type="float">
            <text:p>267.6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63168" calcext:value-type="float">
            <text:p>267.6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84504" calcext:value-type="float">
            <text:p>267.6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7536" calcext:value-type="float">
            <text:p>267.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50976" calcext:value-type="float">
            <text:p>267.6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57072" calcext:value-type="float">
            <text:p>267.6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38784" calcext:value-type="float">
            <text:p>267.6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35736" calcext:value-type="float">
            <text:p>267.6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35736" calcext:value-type="float">
            <text:p>267.6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96112" calcext:value-type="float">
            <text:p>267.5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77824" calcext:value-type="float">
            <text:p>267.5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6868" calcext:value-type="float">
            <text:p>267.5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8392" calcext:value-type="float">
            <text:p>267.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38784" calcext:value-type="float">
            <text:p>267.6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38784" calcext:value-type="float">
            <text:p>267.6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38784" calcext:value-type="float">
            <text:p>267.6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41832" calcext:value-type="float">
            <text:p>267.6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41832" calcext:value-type="float">
            <text:p>267.6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02792" calcext:value-type="float">
            <text:p>267.7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81456" calcext:value-type="float">
            <text:p>267.6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7536" calcext:value-type="float">
            <text:p>267.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50976" calcext:value-type="float">
            <text:p>267.6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41832" calcext:value-type="float">
            <text:p>267.6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23544" calcext:value-type="float">
            <text:p>267.6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23544" calcext:value-type="float">
            <text:p>267.6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35736" calcext:value-type="float">
            <text:p>267.6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54024" calcext:value-type="float">
            <text:p>267.6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63168" calcext:value-type="float">
            <text:p>267.6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50976" calcext:value-type="float">
            <text:p>267.6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32688" calcext:value-type="float">
            <text:p>267.6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20496" calcext:value-type="float">
            <text:p>267.6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38784" calcext:value-type="float">
            <text:p>267.6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50976" calcext:value-type="float">
            <text:p>267.6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32688" calcext:value-type="float">
            <text:p>267.6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32688" calcext:value-type="float">
            <text:p>267.6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38784" calcext:value-type="float">
            <text:p>267.6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32688" calcext:value-type="float">
            <text:p>267.6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23544" calcext:value-type="float">
            <text:p>267.6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23544" calcext:value-type="float">
            <text:p>267.6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7536" calcext:value-type="float">
            <text:p>267.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81456" calcext:value-type="float">
            <text:p>267.6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93648" calcext:value-type="float">
            <text:p>267.6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02792" calcext:value-type="float">
            <text:p>267.7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39368" calcext:value-type="float">
            <text:p>267.7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94232" calcext:value-type="float">
            <text:p>267.7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09472" calcext:value-type="float">
            <text:p>267.8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06424" calcext:value-type="float">
            <text:p>267.8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91184" calcext:value-type="float">
            <text:p>267.7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03376" calcext:value-type="float">
            <text:p>267.8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5156" calcext:value-type="float">
            <text:p>267.7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93648" calcext:value-type="float">
            <text:p>267.6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72312" calcext:value-type="float">
            <text:p>267.6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63168" calcext:value-type="float">
            <text:p>267.6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57072" calcext:value-type="float">
            <text:p>267.6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17448" calcext:value-type="float">
            <text:p>267.6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144" calcext:value-type="float">
            <text:p>267.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56488" calcext:value-type="float">
            <text:p>267.5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9248" calcext:value-type="float">
            <text:p>267.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71144" calcext:value-type="float">
            <text:p>267.4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86384" calcext:value-type="float">
            <text:p>267.4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10768" calcext:value-type="float">
            <text:p>267.5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10768" calcext:value-type="float">
            <text:p>267.5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80288" calcext:value-type="float">
            <text:p>267.4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65048" calcext:value-type="float">
            <text:p>267.4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40664" calcext:value-type="float">
            <text:p>267.4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34568" calcext:value-type="float">
            <text:p>267.4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52856" calcext:value-type="float">
            <text:p>267.4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3152" calcext:value-type="float">
            <text:p>267.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28472" calcext:value-type="float">
            <text:p>267.4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10184" calcext:value-type="float">
            <text:p>267.4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94944" calcext:value-type="float">
            <text:p>267.3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88848" calcext:value-type="float">
            <text:p>267.3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52272" calcext:value-type="float">
            <text:p>267.3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49224" calcext:value-type="float">
            <text:p>267.3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7056" calcext:value-type="float">
            <text:p>267.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94944" calcext:value-type="float">
            <text:p>267.3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91896" calcext:value-type="float">
            <text:p>267.3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22376" calcext:value-type="float">
            <text:p>267.4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76656" calcext:value-type="float">
            <text:p>267.3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76656" calcext:value-type="float">
            <text:p>267.3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76656" calcext:value-type="float">
            <text:p>267.3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858" calcext:value-type="float">
            <text:p>267.3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13232" calcext:value-type="float">
            <text:p>267.4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28472" calcext:value-type="float">
            <text:p>267.4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71144" calcext:value-type="float">
            <text:p>267.4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52856" calcext:value-type="float">
            <text:p>267.4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43712" calcext:value-type="float">
            <text:p>267.4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4676" calcext:value-type="float">
            <text:p>267.4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40664" calcext:value-type="float">
            <text:p>267.4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71144" calcext:value-type="float">
            <text:p>267.4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68096" calcext:value-type="float">
            <text:p>267.4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49808" calcext:value-type="float">
            <text:p>267.4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4676" calcext:value-type="float">
            <text:p>267.4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40664" calcext:value-type="float">
            <text:p>267.4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43712" calcext:value-type="float">
            <text:p>267.4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3152" calcext:value-type="float">
            <text:p>267.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10184" calcext:value-type="float">
            <text:p>267.4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79704" calcext:value-type="float">
            <text:p>267.3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73608" calcext:value-type="float">
            <text:p>267.3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79704" calcext:value-type="float">
            <text:p>267.3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13232" calcext:value-type="float">
            <text:p>267.4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94944" calcext:value-type="float">
            <text:p>267.3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10184" calcext:value-type="float">
            <text:p>267.4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62" calcext:value-type="float">
            <text:p>267.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68096" calcext:value-type="float">
            <text:p>267.4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71144" calcext:value-type="float">
            <text:p>267.4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98576" calcext:value-type="float">
            <text:p>267.4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382" calcext:value-type="float">
            <text:p>267.5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78408" calcext:value-type="float">
            <text:p>267.6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4488" calcext:value-type="float">
            <text:p>267.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69264" calcext:value-type="float">
            <text:p>267.6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2108" calcext:value-type="float">
            <text:p>267.7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69848" calcext:value-type="float">
            <text:p>267.7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91184" calcext:value-type="float">
            <text:p>267.7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24712" calcext:value-type="float">
            <text:p>267.8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67384" calcext:value-type="float">
            <text:p>267.8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97864" calcext:value-type="float">
            <text:p>267.8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28344" calcext:value-type="float">
            <text:p>267.9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4968" calcext:value-type="float">
            <text:p>267.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74064" calcext:value-type="float">
            <text:p>267.9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07592" calcext:value-type="float">
            <text:p>268.0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22832" calcext:value-type="float">
            <text:p>268.0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108176" calcext:value-type="float">
            <text:p>268.1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007336" calcext:value-type="float">
            <text:p>269.0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49168" calcext:value-type="float">
            <text:p>269.9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016224" calcext:value-type="float">
            <text:p>270.0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09852" calcext:value-type="float">
            <text:p>270.0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68624" calcext:value-type="float">
            <text:p>270.1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29584" calcext:value-type="float">
            <text:p>270.2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3568" calcext:value-type="float">
            <text:p>270.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3568" calcext:value-type="float">
            <text:p>270.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14344" calcext:value-type="float">
            <text:p>270.2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96056" calcext:value-type="float">
            <text:p>270.1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68624" calcext:value-type="float">
            <text:p>270.1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22904" calcext:value-type="float">
            <text:p>270.1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061944" calcext:value-type="float">
            <text:p>270.0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019272" calcext:value-type="float">
            <text:p>270.0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70504" calcext:value-type="float">
            <text:p>269.9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09544" calcext:value-type="float">
            <text:p>269.9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848584" calcext:value-type="float">
            <text:p>269.8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812008" calcext:value-type="float">
            <text:p>269.8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7848" calcext:value-type="float">
            <text:p>269.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51048" calcext:value-type="float">
            <text:p>269.7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29712" calcext:value-type="float">
            <text:p>269.7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08376" calcext:value-type="float">
            <text:p>269.7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96184" calcext:value-type="float">
            <text:p>269.6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96184" calcext:value-type="float">
            <text:p>269.6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93136" calcext:value-type="float">
            <text:p>269.6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19984" calcext:value-type="float">
            <text:p>269.6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543784" calcext:value-type="float">
            <text:p>269.5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479776" calcext:value-type="float">
            <text:p>269.4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370048" calcext:value-type="float">
            <text:p>269.3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63368" calcext:value-type="float">
            <text:p>269.2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87168" calcext:value-type="float">
            <text:p>269.1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17064" calcext:value-type="float">
            <text:p>269.1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050008" calcext:value-type="float">
            <text:p>269.0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95144" calcext:value-type="float">
            <text:p>268.9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58568" calcext:value-type="float">
            <text:p>268.9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4028" calcext:value-type="float">
            <text:p>268.9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37232" calcext:value-type="float">
            <text:p>268.9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31136" calcext:value-type="float">
            <text:p>268.9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03704" calcext:value-type="float">
            <text:p>268.9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87932" calcext:value-type="float">
            <text:p>268.8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78788" calcext:value-type="float">
            <text:p>268.7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745208" calcext:value-type="float">
            <text:p>268.7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702536" calcext:value-type="float">
            <text:p>268.7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669008" calcext:value-type="float">
            <text:p>268.6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632432" calcext:value-type="float">
            <text:p>268.6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605" calcext:value-type="float">
            <text:p>268.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565376" calcext:value-type="float">
            <text:p>268.5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553184" calcext:value-type="float">
            <text:p>268.5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537944" calcext:value-type="float">
            <text:p>268.5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501368" calcext:value-type="float">
            <text:p>268.5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470888" calcext:value-type="float">
            <text:p>268.4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443456" calcext:value-type="float">
            <text:p>268.4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416024" calcext:value-type="float">
            <text:p>268.4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370304" calcext:value-type="float">
            <text:p>268.3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324584" calcext:value-type="float">
            <text:p>268.3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288008" calcext:value-type="float">
            <text:p>268.2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245336" calcext:value-type="float">
            <text:p>268.2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211808" calcext:value-type="float">
            <text:p>268.2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172184" calcext:value-type="float">
            <text:p>268.1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13256" calcext:value-type="float">
            <text:p>268.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80744" calcext:value-type="float">
            <text:p>268.0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31976" calcext:value-type="float">
            <text:p>268.0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83208" calcext:value-type="float">
            <text:p>267.9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37488" calcext:value-type="float">
            <text:p>267.9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91768" calcext:value-type="float">
            <text:p>267.8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46048" calcext:value-type="float">
            <text:p>267.8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06424" calcext:value-type="float">
            <text:p>267.8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668" calcext:value-type="float">
            <text:p>267.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2108" calcext:value-type="float">
            <text:p>267.7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63168" calcext:value-type="float">
            <text:p>267.6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144" calcext:value-type="float">
            <text:p>267.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59536" calcext:value-type="float">
            <text:p>267.5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56488" calcext:value-type="float">
            <text:p>267.5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65048" calcext:value-type="float">
            <text:p>267.4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28472" calcext:value-type="float">
            <text:p>267.4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88848" calcext:value-type="float">
            <text:p>267.3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58368" calcext:value-type="float">
            <text:p>267.3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49224" calcext:value-type="float">
            <text:p>267.3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49224" calcext:value-type="float">
            <text:p>267.3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4008" calcext:value-type="float">
            <text:p>267.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33984" calcext:value-type="float">
            <text:p>267.3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03504" calcext:value-type="float">
            <text:p>267.3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297408" calcext:value-type="float">
            <text:p>267.2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27912" calcext:value-type="float">
            <text:p>267.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20292" calcext:value-type="float">
            <text:p>267.2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1572" calcext:value-type="float">
            <text:p>267.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108432" calcext:value-type="float">
            <text:p>267.1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053568" calcext:value-type="float">
            <text:p>267.0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92608" calcext:value-type="float">
            <text:p>266.9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46888" calcext:value-type="float">
            <text:p>266.9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1336" calcext:value-type="float">
            <text:p>266.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873736" calcext:value-type="float">
            <text:p>266.8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831064" calcext:value-type="float">
            <text:p>266.8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803632" calcext:value-type="float">
            <text:p>266.8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94488" calcext:value-type="float">
            <text:p>266.7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85344" calcext:value-type="float">
            <text:p>266.7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70104" calcext:value-type="float">
            <text:p>266.7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24384" calcext:value-type="float">
            <text:p>266.7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681712" calcext:value-type="float">
            <text:p>266.6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65888" calcext:value-type="float">
            <text:p>266.5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328144" calcext:value-type="float">
            <text:p>266.3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15136" calcext:value-type="float">
            <text:p>266.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53824" calcext:value-type="float">
            <text:p>266.0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86768" calcext:value-type="float">
            <text:p>265.9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59336" calcext:value-type="float">
            <text:p>265.9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142" calcext:value-type="float">
            <text:p>266.0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834368" calcext:value-type="float">
            <text:p>265.8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60632" calcext:value-type="float">
            <text:p>265.6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59464" calcext:value-type="float">
            <text:p>265.4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22888" calcext:value-type="float">
            <text:p>265.4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16792" calcext:value-type="float">
            <text:p>265.4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68608" calcext:value-type="float">
            <text:p>265.4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39296" calcext:value-type="float">
            <text:p>265.6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62384" calcext:value-type="float">
            <text:p>265.9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145264" calcext:value-type="float">
            <text:p>266.1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245848" calcext:value-type="float">
            <text:p>266.2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84176" calcext:value-type="float">
            <text:p>266.5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476" calcext:value-type="float">
            <text:p>266.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53696" calcext:value-type="float">
            <text:p>266.5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14072" calcext:value-type="float">
            <text:p>266.5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11024" calcext:value-type="float">
            <text:p>266.5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1712" calcext:value-type="float">
            <text:p>266.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36576" calcext:value-type="float">
            <text:p>266.7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20292" calcext:value-type="float">
            <text:p>267.2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8956" calcext:value-type="float">
            <text:p>266.9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34696" calcext:value-type="float">
            <text:p>266.9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205968" calcext:value-type="float">
            <text:p>267.2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88848" calcext:value-type="float">
            <text:p>267.3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9916" calcext:value-type="float">
            <text:p>267.5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39368" calcext:value-type="float">
            <text:p>267.7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30808" calcext:value-type="float">
            <text:p>267.8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70432" calcext:value-type="float">
            <text:p>267.8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30808" calcext:value-type="float">
            <text:p>267.8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19784" calcext:value-type="float">
            <text:p>268.0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318488" calcext:value-type="float">
            <text:p>268.3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547088" calcext:value-type="float">
            <text:p>268.5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80312" calcext:value-type="float">
            <text:p>268.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043912" calcext:value-type="float">
            <text:p>269.0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05456" calcext:value-type="float">
            <text:p>269.2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312136" calcext:value-type="float">
            <text:p>269.3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415768" calcext:value-type="float">
            <text:p>269.4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5194" calcext:value-type="float">
            <text:p>269.5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90088" calcext:value-type="float">
            <text:p>269.6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86992" calcext:value-type="float">
            <text:p>269.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043656" calcext:value-type="float">
            <text:p>270.0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0528" calcext:value-type="float">
            <text:p>270.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1376" calcext:value-type="float">
            <text:p>270.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7472" calcext:value-type="float">
            <text:p>270.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68624" calcext:value-type="float">
            <text:p>270.1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77768" calcext:value-type="float">
            <text:p>270.1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16808" calcext:value-type="float">
            <text:p>270.1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79648" calcext:value-type="float">
            <text:p>269.9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09544" calcext:value-type="float">
            <text:p>269.9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882112" calcext:value-type="float">
            <text:p>269.8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8242" calcext:value-type="float">
            <text:p>269.8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20568" calcext:value-type="float">
            <text:p>269.7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50464" calcext:value-type="float">
            <text:p>269.6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96184" calcext:value-type="float">
            <text:p>269.6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59608" calcext:value-type="float">
            <text:p>269.6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455392" calcext:value-type="float">
            <text:p>269.4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354808" calcext:value-type="float">
            <text:p>269.3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74976" calcext:value-type="float">
            <text:p>269.1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18944" calcext:value-type="float">
            <text:p>268.9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641576" calcext:value-type="float">
            <text:p>268.6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516608" calcext:value-type="float">
            <text:p>268.5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175232" calcext:value-type="float">
            <text:p>268.1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15568" calcext:value-type="float">
            <text:p>267.8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382" calcext:value-type="float">
            <text:p>267.5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83336" calcext:value-type="float">
            <text:p>267.4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86968" calcext:value-type="float">
            <text:p>267.5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02208" calcext:value-type="float">
            <text:p>267.6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9916" calcext:value-type="float">
            <text:p>267.5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550392" calcext:value-type="float">
            <text:p>267.5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00456" calcext:value-type="float">
            <text:p>267.3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129768" calcext:value-type="float">
            <text:p>267.1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49936" calcext:value-type="float">
            <text:p>266.9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95656" calcext:value-type="float">
            <text:p>266.9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0048" calcext:value-type="float">
            <text:p>267.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" calcext:value-type="float">
            <text:p>266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642088" calcext:value-type="float">
            <text:p>266.6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267184" calcext:value-type="float">
            <text:p>266.2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2276" calcext:value-type="float">
            <text:p>265.9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57584" calcext:value-type="float">
            <text:p>265.6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176" calcext:value-type="float">
            <text:p>265.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176" calcext:value-type="float">
            <text:p>265.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176" calcext:value-type="float">
            <text:p>265.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176" calcext:value-type="float">
            <text:p>265.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11-2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7556" calcext:value-type="float">
            <text:p>269.2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47416" calcext:value-type="float">
            <text:p>269.6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040608" calcext:value-type="float">
            <text:p>270.0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260064" calcext:value-type="float">
            <text:p>270.2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66744" calcext:value-type="float">
            <text:p>270.3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537432" calcext:value-type="float">
            <text:p>270.5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644112" calcext:value-type="float">
            <text:p>270.6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56888" calcext:value-type="float">
            <text:p>270.7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50792" calcext:value-type="float">
            <text:p>270.7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54048" calcext:value-type="float">
            <text:p>270.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69792" calcext:value-type="float">
            <text:p>270.3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66744" calcext:value-type="float">
            <text:p>270.3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025368" calcext:value-type="float">
            <text:p>270.0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72384" calcext:value-type="float">
            <text:p>269.7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461488" calcext:value-type="float">
            <text:p>269.4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202408" calcext:value-type="float">
            <text:p>269.2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58568" calcext:value-type="float">
            <text:p>268.9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565376" calcext:value-type="float">
            <text:p>268.5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303248" calcext:value-type="float">
            <text:p>268.3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053312" calcext:value-type="float">
            <text:p>268.0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57656" calcext:value-type="float">
            <text:p>267.7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087096" calcext:value-type="float">
            <text:p>267.0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59792" calcext:value-type="float">
            <text:p>266.5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32488" calcext:value-type="float">
            <text:p>266.0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1796" calcext:value-type="float">
            <text:p>265.6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291824" calcext:value-type="float">
            <text:p>265.2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060176" calcext:value-type="float">
            <text:p>265.0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910824" calcext:value-type="float">
            <text:p>264.9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950448" calcext:value-type="float">
            <text:p>264.9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67308" calcext:value-type="float">
            <text:p>264.6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602976" calcext:value-type="float">
            <text:p>264.6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67308" calcext:value-type="float">
            <text:p>264.6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877296" calcext:value-type="float">
            <text:p>264.8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14552" calcext:value-type="float">
            <text:p>265.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57" calcext:value-type="float">
            <text:p>265.5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56288" calcext:value-type="float">
            <text:p>265.9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9896" calcext:value-type="float">
            <text:p>265.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69064" calcext:value-type="float">
            <text:p>266.0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663424" calcext:value-type="float">
            <text:p>266.6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9332" calcext:value-type="float">
            <text:p>266.5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35408" calcext:value-type="float">
            <text:p>266.5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7808" calcext:value-type="float">
            <text:p>266.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67056" calcext:value-type="float">
            <text:p>266.7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16408" calcext:value-type="float">
            <text:p>266.9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227304" calcext:value-type="float">
            <text:p>267.2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93648" calcext:value-type="float">
            <text:p>267.6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07008" calcext:value-type="float">
            <text:p>267.9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1478" calcext:value-type="float">
            <text:p>268.1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364208" calcext:value-type="float">
            <text:p>268.3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57452" calcext:value-type="float">
            <text:p>268.5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729968" calcext:value-type="float">
            <text:p>268.7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58568" calcext:value-type="float">
            <text:p>268.9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47544" calcext:value-type="float">
            <text:p>269.1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360904" calcext:value-type="float">
            <text:p>269.3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546832" calcext:value-type="float">
            <text:p>269.5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77896" calcext:value-type="float">
            <text:p>269.6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96184" calcext:value-type="float">
            <text:p>269.6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735808" calcext:value-type="float">
            <text:p>269.7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07792" calcext:value-type="float">
            <text:p>269.6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918688" calcext:value-type="float">
            <text:p>269.9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150336" calcext:value-type="float">
            <text:p>270.1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11-12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93792" calcext:value-type="float">
            <text:p>271.8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27904" calcext:value-type="float">
            <text:p>272.0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9976" calcext:value-type="float">
            <text:p>272.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631408" calcext:value-type="float">
            <text:p>272.6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667984" calcext:value-type="float">
            <text:p>272.6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75028" calcext:value-type="float">
            <text:p>272.7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81344" calcext:value-type="float">
            <text:p>272.8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942304" calcext:value-type="float">
            <text:p>272.9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90488" calcext:value-type="float">
            <text:p>272.8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2648" calcext:value-type="float">
            <text:p>272.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768568" calcext:value-type="float">
            <text:p>272.7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387568" calcext:value-type="float">
            <text:p>272.3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27904" calcext:value-type="float">
            <text:p>272.0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60728" calcext:value-type="float">
            <text:p>271.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390872" calcext:value-type="float">
            <text:p>271.3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125696" calcext:value-type="float">
            <text:p>271.1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759936" calcext:value-type="float">
            <text:p>270.7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38808" calcext:value-type="float">
            <text:p>270.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0.02232" calcext:value-type="float">
            <text:p>270.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680944" calcext:value-type="float">
            <text:p>269.6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357856" calcext:value-type="float">
            <text:p>269.3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16888" calcext:value-type="float">
            <text:p>269.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842744" calcext:value-type="float">
            <text:p>268.8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48308" calcext:value-type="float">
            <text:p>268.4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159992" calcext:value-type="float">
            <text:p>268.1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22248" calcext:value-type="float">
            <text:p>267.9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68096" calcext:value-type="float">
            <text:p>267.4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175488" calcext:value-type="float">
            <text:p>267.1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8956" calcext:value-type="float">
            <text:p>266.9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5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687808" calcext:value-type="float">
            <text:p>266.6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84176" calcext:value-type="float">
            <text:p>266.5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383008" calcext:value-type="float">
            <text:p>266.3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5992" calcext:value-type="float">
            <text:p>266.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25808" calcext:value-type="float">
            <text:p>265.9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873992" calcext:value-type="float">
            <text:p>265.8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773408" calcext:value-type="float">
            <text:p>265.7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88064" calcext:value-type="float">
            <text:p>265.6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42344" calcext:value-type="float">
            <text:p>265.6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828272" calcext:value-type="float">
            <text:p>265.8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758168" calcext:value-type="float">
            <text:p>265.7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4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808" calcext:value-type="float">
            <text:p>265.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38" calcext:value-type="float">
            <text:p>265.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72112" calcext:value-type="float">
            <text:p>266.0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27328" calcext:value-type="float">
            <text:p>266.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92736" calcext:value-type="float">
            <text:p>266.4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87224" calcext:value-type="float">
            <text:p>266.5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65888" calcext:value-type="float">
            <text:p>266.5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19584" calcext:value-type="float">
            <text:p>266.4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04344" calcext:value-type="float">
            <text:p>266.4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343384" calcext:value-type="float">
            <text:p>266.3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22632" calcext:value-type="float">
            <text:p>266.4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43968" calcext:value-type="float">
            <text:p>266.4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309856" calcext:value-type="float">
            <text:p>266.3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279376" calcext:value-type="float">
            <text:p>266.2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1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328144" calcext:value-type="float">
            <text:p>266.3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361672" calcext:value-type="float">
            <text:p>266.3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59208" calcext:value-type="float">
            <text:p>266.4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489688" calcext:value-type="float">
            <text:p>266.4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74572" calcext:value-type="float">
            <text:p>266.7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949936" calcext:value-type="float">
            <text:p>266.9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318744" calcext:value-type="float">
            <text:p>267.3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85088" calcext:value-type="float">
            <text:p>267.7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943584" calcext:value-type="float">
            <text:p>267.9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91768" calcext:value-type="float">
            <text:p>267.8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33856" calcext:value-type="float">
            <text:p>267.8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60704" calcext:value-type="float">
            <text:p>267.7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824712" calcext:value-type="float">
            <text:p>267.8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39368" calcext:value-type="float">
            <text:p>267.7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69264" calcext:value-type="float">
            <text:p>267.6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78408" calcext:value-type="float">
            <text:p>267.6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754608" calcext:value-type="float">
            <text:p>267.7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72312" calcext:value-type="float">
            <text:p>267.6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02208" calcext:value-type="float">
            <text:p>267.6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434568" calcext:value-type="float">
            <text:p>267.4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0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0048" calcext:value-type="float">
            <text:p>267.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145008" calcext:value-type="float">
            <text:p>267.1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9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013944" calcext:value-type="float">
            <text:p>267.0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9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824968" calcext:value-type="float">
            <text:p>266.8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65428" calcext:value-type="float">
            <text:p>266.6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575032" calcext:value-type="float">
            <text:p>266.5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9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337288" calcext:value-type="float">
            <text:p>266.3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172696" calcext:value-type="float">
            <text:p>266.1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108688" calcext:value-type="float">
            <text:p>266.1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8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38584" calcext:value-type="float">
            <text:p>266.0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62384" calcext:value-type="float">
            <text:p>265.9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23344" calcext:value-type="float">
            <text:p>266.0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08104" calcext:value-type="float">
            <text:p>266.0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8372" calcext:value-type="float">
            <text:p>265.9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758168" calcext:value-type="float">
            <text:p>265.7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7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02136" calcext:value-type="float">
            <text:p>265.5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319256" calcext:value-type="float">
            <text:p>265.3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7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179048" calcext:value-type="float">
            <text:p>265.1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16076" calcext:value-type="float">
            <text:p>265.1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169904" calcext:value-type="float">
            <text:p>265.1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102848" calcext:value-type="float">
            <text:p>265.1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011408" calcext:value-type="float">
            <text:p>265.0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889488" calcext:value-type="float">
            <text:p>264.8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6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740136" calcext:value-type="float">
            <text:p>264.7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6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721848" calcext:value-type="float">
            <text:p>264.7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767568" calcext:value-type="float">
            <text:p>264.7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5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606024" calcext:value-type="float">
            <text:p>264.6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538968" calcext:value-type="float">
            <text:p>264.5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529824" calcext:value-type="float">
            <text:p>264.5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420096" calcext:value-type="float">
            <text:p>264.4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38352" calcext:value-type="float">
            <text:p>264.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5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29208" calcext:value-type="float">
            <text:p>264.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4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249408" calcext:value-type="float">
            <text:p>264.2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148824" calcext:value-type="float">
            <text:p>264.1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4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145776" calcext:value-type="float">
            <text:p>264.1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4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197592" calcext:value-type="float">
            <text:p>264.1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38352" calcext:value-type="float">
            <text:p>264.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502392" calcext:value-type="float">
            <text:p>264.5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633456" calcext:value-type="float">
            <text:p>264.6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724896" calcext:value-type="float">
            <text:p>264.7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782808" calcext:value-type="float">
            <text:p>264.7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3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889488" calcext:value-type="float">
            <text:p>264.8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029696" calcext:value-type="float">
            <text:p>265.0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179048" calcext:value-type="float">
            <text:p>265.1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316208" calcext:value-type="float">
            <text:p>265.3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68608" calcext:value-type="float">
            <text:p>265.4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29568" calcext:value-type="float">
            <text:p>265.5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05184" calcext:value-type="float">
            <text:p>265.5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2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28984" calcext:value-type="float">
            <text:p>265.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35664" calcext:value-type="float">
            <text:p>265.5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57584" calcext:value-type="float">
            <text:p>265.6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1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51488" calcext:value-type="float">
            <text:p>265.6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51488" calcext:value-type="float">
            <text:p>265.6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60272" calcext:value-type="float">
            <text:p>265.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364976" calcext:value-type="float">
            <text:p>265.3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7-01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453368" calcext:value-type="float">
            <text:p>265.4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54176" calcext:value-type="float">
            <text:p>265.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2" calcext:value-type="float">
            <text:p>312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1.94" calcext:value-type="float">
            <text:p>281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4207</text:p>
          </table:table-cell>
          <table:table-cell office:value-type="string" calcext:value-type="string">
            <text:p>201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32" calcext:value-type="float">
            <text:p>274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84" meta:object-count="0"/>
    <meta:user-defined meta:name="AppVersion">3.0</meta:user-defined>
  </office:meta>
</office:document-meta>
</file>